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7f0000" style:font-name="Liberation Mono" fo:font-size="8pt" officeooo:paragraph-rsid="00201ea9" fo:background-color="#fbeded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7f" style:font-name="Liberation Mono" fo:font-size="8pt" officeooo:paragraph-rsid="00201ea9" fo:background-color="#ededfb" style:font-size-asian="8pt" style:font-size-complex="8pt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7f" style:font-name="Liberation Mono" fo:font-size="8pt" officeooo:rsid="0022015a" officeooo:paragraph-rsid="0022015a" fo:background-color="#ededfb" style:font-size-asian="8pt" style:font-size-complex="8pt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7f" style:font-name="Liberation Mono" fo:font-size="8pt" fo:font-weight="normal" fo:background-color="#ededfb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7f" style:font-name="Liberation Mono" fo:font-size="8pt" fo:font-weight="normal" officeooo:paragraph-rsid="0012bab3" fo:background-color="#ededfb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7f" style:font-name="Liberation Mono" fo:font-size="8pt" fo:font-weight="normal" officeooo:paragraph-rsid="00201ea9" fo:background-color="#ededfb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7f" style:font-name="Liberation Mono" fo:font-size="8pt" fo:font-weight="normal" officeooo:paragraph-rsid="0015c966" fo:background-color="#ededfb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7f" style:font-name="Liberation Mono" fo:font-size="8pt" fo:font-weight="normal" officeooo:paragraph-rsid="00172ebf" fo:background-color="#ededfb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7f" style:font-name="Liberation Mono" fo:font-size="8pt" fo:font-weight="normal" officeooo:paragraph-rsid="00186045" fo:background-color="#ededfb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7f" style:font-name="Liberation Mono" fo:font-size="8pt" fo:font-weight="normal" officeooo:paragraph-rsid="00190b50" fo:background-color="#ededfb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7f" style:font-name="Liberation Mono" fo:font-size="8pt" fo:font-weight="normal" officeooo:paragraph-rsid="001ef202" fo:background-color="#ededfb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7f" style:font-name="Liberation Mono" fo:font-size="8pt" fo:font-weight="normal" officeooo:rsid="0022015a" fo:background-color="#ededfb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7f0000" style:font-name="Liberation Mono" fo:font-size="8pt" fo:font-weight="normal" fo:background-color="#fbeded" style:font-size-asian="8pt" style:font-weight-asian="normal" style:font-size-complex="8pt" style:font-weight-complex="normal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7f0000" style:font-name="Liberation Mono" fo:font-size="8pt" fo:font-weight="normal" officeooo:paragraph-rsid="00201ea9" fo:background-color="#fbeded" style:font-size-asian="8pt" style:font-weight-asian="normal" style:font-size-complex="8pt" style:font-weight-complex="normal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7f0000" style:font-name="Liberation Mono" fo:font-size="8pt" fo:font-weight="normal" officeooo:paragraph-rsid="0015c966" fo:background-color="#fbeded" style:font-size-asian="8pt" style:font-weight-asian="normal" style:font-size-complex="8pt" style:font-weight-complex="normal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7f0000" style:font-name="Liberation Mono" fo:font-size="8pt" fo:font-weight="normal" officeooo:paragraph-rsid="00172ebf" fo:background-color="#fbeded" style:font-size-asian="8pt" style:font-weight-asian="normal" style:font-size-complex="8pt" style:font-weight-complex="normal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7f0000" style:font-name="Liberation Mono" fo:font-size="8pt" fo:font-weight="normal" officeooo:paragraph-rsid="00186045" fo:background-color="#fbeded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7f0000" style:font-name="Liberation Mono" fo:font-size="8pt" fo:font-weight="normal" officeooo:paragraph-rsid="000ec86b" fo:background-color="#fbeded" style:font-size-asian="8pt" style:font-weight-asian="normal" style:font-size-complex="8pt" style:font-weight-complex="normal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7f0000" style:font-name="Liberation Mono" fo:font-size="8pt" fo:font-weight="normal" officeooo:paragraph-rsid="00190b50" fo:background-color="#fbeded" style:font-size-asian="8pt" style:font-weight-asian="normal" style:font-size-complex="8pt" style:font-weight-complex="normal"/>
    </style:style>
    <style:style style:name="P20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fo:color="#00007f" style:font-name="Liberation Mono" fo:font-size="8pt" officeooo:rsid="0022015a" fo:background-color="#ededfb" style:font-size-asian="8pt" style:font-size-complex="8pt"/>
    </style:style>
    <style:style style:name="T1" style:family="text">
      <style:text-properties officeooo:rsid="000d7dc9"/>
    </style:style>
    <style:style style:name="T2" style:family="text">
      <style:text-properties officeooo:rsid="000ec86b"/>
    </style:style>
    <style:style style:name="T3" style:family="text">
      <style:text-properties officeooo:rsid="00124c4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bab3" style:font-weight-asian="bold" style:font-weight-complex="bold"/>
    </style:style>
    <style:style style:name="T6" style:family="text">
      <style:text-properties fo:font-weight="bold" officeooo:rsid="00190b50" style:font-weight-asian="bold" style:font-weight-complex="bold"/>
    </style:style>
    <style:style style:name="T7" style:family="text">
      <style:text-properties fo:font-weight="bold" officeooo:rsid="001d566a" style:font-weight-asian="bold" style:font-weight-complex="bold"/>
    </style:style>
    <style:style style:name="T8" style:family="text">
      <style:text-properties fo:font-weight="bold" officeooo:rsid="001ef202" style:font-weight-asian="bold" style:font-weight-complex="bold"/>
    </style:style>
    <style:style style:name="T9" style:family="text">
      <style:text-properties officeooo:rsid="0012bab3"/>
    </style:style>
    <style:style style:name="T10" style:family="text">
      <style:text-properties fo:color="#00007f" fo:background-color="#ededfb" loext:char-shading-value="0"/>
    </style:style>
    <style:style style:name="T11" style:family="text">
      <style:text-properties fo:color="#00007f" fo:font-weight="bold" fo:background-color="#ededfb" loext:char-shading-value="0" style:font-weight-asian="bold" style:font-weight-complex="bold"/>
    </style:style>
    <style:style style:name="T12" style:family="text">
      <style:text-properties officeooo:rsid="00190b50"/>
    </style:style>
    <style:style style:name="T13" style:family="text">
      <style:text-properties officeooo:rsid="001b133b"/>
    </style:style>
    <style:style style:name="T14" style:family="text">
      <style:text-properties officeooo:rsid="001d566a"/>
    </style:style>
    <style:style style:name="T15" style:family="text">
      <style:text-properties officeooo:rsid="0028c85d"/>
    </style:style>
    <style:style style:name="T16" style:family="text">
      <style:text-properties officeooo:rsid="001ef2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-&gt;<text:span text:style-name="T1"> </text:span>0004 0803 203e <text:span text:style-name="T3">(LOGIN, SEQ=203E)</text:span></text:p>
      <text:p text:style-name="P4">&lt;- 0006 0835 1000 203e <text:span text:style-name="T3">(LOGIN OK, ACK=203E)</text:span></text:p>
      <text:p text:style-name="P4">&lt;- 0002 0820 0801 100118012002</text:p>
      <text:p text:style-name="P4">&lt;- 0002 0820 0830 100518ff012002</text:p>
      <text:p text:style-name="P13"/>
      <text:p text:style-name="P13">-&gt; 0004 0808 203f</text:p>
      <text:p text:style-name="P4">&lt;- 0004 083a 203f 0a10 376de9da7dd243e6b8de5e47c793595c</text:p>
      <text:p text:style-name="P13"/>
      <text:p text:style-name="P13">-&gt; 0004 0812 2040</text:p>
      <text:p text:style-name="P5">&lt;- 0004 0844 2040 088a8840 120d 44454d30313136333731323034 1880c0808004 <text:span text:style-name="T9">(ASCII DEM0116371204)</text:span></text:p>
      <text:p text:style-name="P13"/>
      <text:p text:style-name="P13">-&gt; 0004 080a 2041</text:p>
      <text:p text:style-name="P6">&lt;- 0004 083c 2041</text:p>
      <text:p text:style-name="P6"/>
      <text:p text:style-name="P14">-&gt; 0004 0821 2042 0801120a02010101150304060507</text:p>
      <text:p text:style-name="P4">&lt;- 0004 0822 2042 121a 02 424541303034313835303*3*3*3*3* 00001010c00200541040 <text:span text:style-name="T9">(ASCII BEA0041850*****)</text:span></text:p>
      <text:p text:style-name="P13"/>
      <text:p text:style-name="P13">-&gt; 0004 0821 2043 0801120480150101</text:p>
      <text:p text:style-name="P7">&lt;- 0004 0822 2043 120d 0100000080510100ffffffff01</text:p>
      <text:p text:style-name="P15">-&gt; 0004 0821 2044 0801120483150101</text:p>
      <text:p text:style-name="P7">&lt;- 0004 0822 2044 120e 0100000000ffffffffffffffff01</text:p>
      <text:p text:style-name="P13">-&gt; 0004 0821 2045 0801120483150102</text:p>
      <text:p text:style-name="P15"><text:span text:style-name="T10">&lt;- 0004 0822 2045 120e 0100000000ffffffffffffffff03</text:span></text:p>
      <text:p text:style-name="P15">-&gt; 0004 0821 2046 0801120483150105</text:p>
      <text:p text:style-name="P15"><text:span text:style-name="T10">&lt;- 0004 0822 2046 120e 0100000000ffffffffffffffff01</text:span></text:p>
      <text:p text:style-name="P15">-&gt; 0004 0821 2047 08011203871501</text:p>
      <text:p text:style-name="P7">&lt;- 0004 0822 2047 129b010b0100000000ffffffffffffffff010100000000ffffffffffffffff030000000000201c000000000000010000000000201c000000000000010100000000ffffffffffffffff01000000000058020000000000000300000000005802000000000000030000000000080700000000000003000000000008070000000000000300000000005802000000000000030000000000b00400000000000000</text:p>
      <text:p text:style-name="P15">-&gt; 0004 0821 2048 08011203871505</text:p>
      <text:p text:style-name="P7">&lt;- 0004 0822 2048 120f 010000000000080700000000000001</text:p>
      <text:p text:style-name="P15"/>
      <text:p text:style-name="P15">-&gt; 0004 0826 2049 08101001180120ffffffff0f</text:p>
      <text:p text:style-name="P8">&lt;- 0006 0827 1000 2049</text:p>
      <text:p text:style-name="P16">-&gt; 0004 0826 204a 08e2011001180220ffffffff0f</text:p>
      <text:p text:style-name="P8">&lt;- 0006 0827 1000 204a</text:p>
      <text:p text:style-name="P16">-&gt; 0004 0826 204b 08e0011001180120ffffffff0f</text:p>
      <text:p text:style-name="P8">&lt;- 0006 0827 1000 204b</text:p>
      <text:p text:style-name="P16">-&gt; 0004 0826 204c 08e1011001180120ffffffff0f</text:p>
      <text:p text:style-name="P8">&lt;- 0006 0827 1000 204c</text:p>
      <text:p text:style-name="P16">-&gt; 0004 0826 204d 08781001180220ffffffff0f</text:p>
      <text:p text:style-name="P8">&lt;- 0006 0827 1000 204d</text:p>
      <text:p text:style-name="P16">-&gt; 0004 0826 204e 08771001180220ffffffff0f</text:p>
      <text:p text:style-name="P8"><text:soft-page-break/>&lt;- 0006 0827 1000 204e</text:p>
      <text:p text:style-name="P16">-&gt; 0004 0826 204f 08211001180120ffffffff0f</text:p>
      <text:p text:style-name="P8">&lt;- 0006 0827 1000 204f</text:p>
      <text:p text:style-name="P16">-&gt; 0004 0826 2050 08c1021001180220ffffffff0f</text:p>
      <text:p text:style-name="P8">&lt;- 0006 0827 1000 2050</text:p>
      <text:p text:style-name="P16">-&gt; 0004 0826 2051 08311001180120ffffffff0f</text:p>
      <text:p text:style-name="P8">&lt;- 0006 0827 1000 2051</text:p>
      <text:p text:style-name="P16">-&gt; 0004 0826 2052 08411001180120ffffffff0f</text:p>
      <text:p text:style-name="P8">&lt;- 0006 0827 1000 2052</text:p>
      <text:p text:style-name="P16">-&gt; 0004 0826 2053 08511001180320ffffffff0f</text:p>
      <text:p text:style-name="P8">&lt;- 0006 0827 1000 2053</text:p>
      <text:p text:style-name="P16">-&gt; 0004 0826 2054 08d1021001180320ffffffff0f</text:p>
      <text:p text:style-name="P8">&lt;- 0006 0827 1000 2054</text:p>
      <text:p text:style-name="P16">-&gt; 0004 0826 2055 08251001180120ffffffff0f</text:p>
      <text:p text:style-name="P9">&lt;- 0006 0827 1000 2055</text:p>
      <text:p text:style-name="P17">-&gt; 0004 0826 2056 08c5021001180220ffffffff0f</text:p>
      <text:p text:style-name="P9">&lt;- 0006 0827 1000 2056</text:p>
      <text:p text:style-name="P17">-&gt; 0004 0826 2057 08351001180120ffffffff0f</text:p>
      <text:p text:style-name="P9">&lt;- 0006 0827 1000 2057</text:p>
      <text:p text:style-name="P17">-&gt; 0004 0826 2058 08551001180320ffffffff0f</text:p>
      <text:p text:style-name="P9">&lt;- 0006 0827 1000 2058</text:p>
      <text:p text:style-name="P17">-&gt; 0004 0826 2059 08d5021001180320ffffffff0f</text:p>
      <text:p text:style-name="P9">&lt;- 0006 0827 1000 2059</text:p>
      <text:p text:style-name="P17">-&gt; 0004 0826 205a 08d2021001180320ffffffff0f</text:p>
      <text:p text:style-name="P9">&lt;- 0006 0827 1000 205a</text:p>
      <text:p text:style-name="P17">-&gt; 0004 0826 205b 08521001180320ffffffff0f</text:p>
      <text:p text:style-name="P9">&lt;- 0006 0827 1000 205b</text:p>
      <text:p text:style-name="P17">-&gt; 0004 0826 205c 08421001180120ffffffff0f</text:p>
      <text:p text:style-name="P9">&lt;- 0006 0827 1000 205c</text:p>
      <text:p text:style-name="P17">-&gt;<text:span text:style-name="T2"> </text:span>0004 0826 205d 08431001180120ffffffff0f</text:p>
      <text:p text:style-name="P9">&lt;- 0006 0827 1000 205d</text:p>
      <text:p text:style-name="P17">-&gt; 0004 0826 205e 08381001180120ffffffff0f</text:p>
      <text:p text:style-name="P9">&lt;- 0006 0827 1000 205e</text:p>
      <text:p text:style-name="P17">-&gt; 0004 0826 205f 08d4011001180620ffffffff0f</text:p>
      <text:p text:style-name="P9">&lt;- 0006 0827 1000 205f</text:p>
      <text:p text:style-name="P17">-&gt; 0004 0826 2060 08d0011001180120ffffffff0f</text:p>
      <text:p text:style-name="P9">&lt;- 0006 0827 1000 2060</text:p>
      <text:p text:style-name="P17">-&gt; 0004 0826 2061 0894021001180620ffffffff0f</text:p>
      <text:p text:style-name="P9">&lt;- 0006 0827 1000 2061</text:p>
      <text:p text:style-name="P17">-&gt; 0004 0826 2062 08dd011001180620ffffffff0f</text:p>
      <text:p text:style-name="P9">&lt;- 0006 0827 1000 2062</text:p>
      <text:p text:style-name="P17">-&gt; 0004 0826 2063 08561001180320ffffffff0f</text:p>
      <text:p text:style-name="P9">&lt;- 0006 0827 1000 2063</text:p>
      <text:p text:style-name="P17">-&gt; 0004 0826 2064 08461001180120ffffffff0f</text:p>
      <text:p text:style-name="P9"><text:soft-page-break/>&lt;- 0006 0827 1000 2064</text:p>
      <text:p text:style-name="P17">-&gt; 0004 0826 2065 08571001180320ffffffff0f</text:p>
      <text:p text:style-name="P9">&lt;- 0006 0827 1000 2065</text:p>
      <text:p text:style-name="P17">-&gt; 0004 0826 2066 08471001180120ffffffff0f</text:p>
      <text:p text:style-name="P9">&lt;- 0006 0827 1000 2066</text:p>
      <text:p text:style-name="P18">-&gt;<text:span text:style-name="T2"> </text:span>0004 0826 2067 08d1011001180620ffffffff0f</text:p>
      <text:p text:style-name="P9">&lt;- 0006 0827 1000 2067</text:p>
      <text:p text:style-name="P17">-&gt; 0004 0826 2068 08b0011001180120ffffffff0f</text:p>
      <text:p text:style-name="P9">&lt;- 0006 0827 1000 2068</text:p>
      <text:p text:style-name="P17">-&gt; 0004 0826 2069 08c0011001180220ffffffff0f</text:p>
      <text:p text:style-name="P9">&lt;- 0006 0827 1000 2069</text:p>
      <text:p text:style-name="P17">-&gt; 0004 0826 206a 0882031001180020ffffffff0f</text:p>
      <text:p text:style-name="P9">&lt;- 0006 0827 1000 206a</text:p>
      <text:p text:style-name="P17">-&gt; 0004 0826 206b 0892031001180020ffffffff0f</text:p>
      <text:p text:style-name="P9">&lt;- 0006 0827 1000 206b</text:p>
      <text:p text:style-name="P17">-&gt; 0004 0826 206c 08a3031001180020ffffffff0f</text:p>
      <text:p text:style-name="P9">&lt;- 0006 0827 1000 206c</text:p>
      <text:p text:style-name="P17">-&gt; 0004 0826 206d 08f1021001180120ffffffff0f</text:p>
      <text:p text:style-name="P9">&lt;- 0006 0827 1000 206d</text:p>
      <text:p text:style-name="P17">-&gt; 0004 0826 206e 08f2021001180120ffffffff0f</text:p>
      <text:p text:style-name="P9">&lt;- 0006 0827 1000 206e</text:p>
      <text:p text:style-name="P17">-&gt; 0004 0826 206f 08f3021001180120ffffffff0f</text:p>
      <text:p text:style-name="P9">&lt;- 0006 0827 1000 206f</text:p>
      <text:p text:style-name="P17">-&gt; 0004 0826 2070 08f4021001180120ffffffff0f</text:p>
      <text:p text:style-name="P9">&lt;- 0006 0827 1000 2070</text:p>
      <text:p text:style-name="P17"/>
      <text:p text:style-name="P17">-&gt;<text:span text:style-name="T2"> </text:span>0004 0821 2071 080112050117011002</text:p>
      <text:p text:style-name="P9">&lt;- 0004 0822 2071 1201 01</text:p>
      <text:p text:style-name="P17">-&gt; 0004 0821 2072 080112050117021002</text:p>
      <text:p text:style-name="P9">&lt;- 0004 0822 2072 1201 00</text:p>
      <text:p text:style-name="P17">-&gt; 0004 0821 2073 08011205010101100b</text:p>
      <text:p text:style-name="P9">&lt;- 0004 0822 2073 120a 343731353032303034 00 <text:span text:style-name="T12">(ASCII 471502004)</text:span></text:p>
      <text:p text:style-name="P17">-&gt; 0004 0821 2074 08011205012401100b</text:p>
      <text:p text:style-name="P9">&lt;- 0004 0822 2074 1201 00</text:p>
      <text:p text:style-name="P17">-&gt; 0004 0821 2075 080112050125001003</text:p>
      <text:p text:style-name="P9">&lt;- 0004 0822 2075 1201 00</text:p>
      <text:p text:style-name="P17"/>
      <text:p text:style-name="P9">&lt;- 0002 0828 0877 1202 6b00</text:p>
      <text:p text:style-name="P4">&lt;- 0002 0828 0810 1201 01</text:p>
      <text:p text:style-name="P4">&lt;- 0002 0828 08e2 0112026400</text:p>
      <text:p text:style-name="P4">&lt;- 0002 0828 08e0 01120103</text:p>
      <text:p text:style-name="P4">&lt;- 0002 0828 08e1 01120101</text:p>
      <text:p text:style-name="P4">&lt;- 0002 0828 0878 1202 6f00</text:p>
      <text:p text:style-name="P4">&lt;- 0002 0828 0821 1201 01</text:p>
      <text:p text:style-name="P4"><text:soft-page-break/>&lt;- 0002 0828 08c1 0212020300</text:p>
      <text:p text:style-name="P4">&lt;- 0002 0828 0831 1201 01</text:p>
      <text:p text:style-name="P4">&lt;- 0002 0828 0841 1201 01</text:p>
      <text:p text:style-name="P4">&lt;- 0002 0828 0851 1204 ffffffff</text:p>
      <text:p text:style-name="P4">&lt;- 0002 0828 08d1 02120426000000</text:p>
      <text:p text:style-name="P4">&lt;- 0002 0828 0825 1201 00</text:p>
      <text:p text:style-name="P4">&lt;- 0002 0828 08c5 0212020100</text:p>
      <text:p text:style-name="P4">&lt;- 0002 0828 0835 1201 ff</text:p>
      <text:p text:style-name="P4">&lt;- 0002 0828 0855 1204 ffffffff</text:p>
      <text:p text:style-name="P4">&lt;- 0002 0828 08d5 02120400000000</text:p>
      <text:p text:style-name="P4">&lt;- 0002 0828 08d2 02120400000000</text:p>
      <text:p text:style-name="P4">&lt;- 0002 0828 0852 1204 ffffffff</text:p>
      <text:p text:style-name="P4">&lt;- 0002 0828 0842 1201 00</text:p>
      <text:p text:style-name="P4">&lt;- 0002 0828 0843 1201 00</text:p>
      <text:p text:style-name="P4">&lt;- 0002 0828 0838 1201 01</text:p>
      <text:p text:style-name="P4">&lt;- 0002 0828 08d0 01120100</text:p>
      <text:p text:style-name="P4">&lt;- 0002 0828 0856 1204 ffffffff</text:p>
      <text:p text:style-name="P4">&lt;- 0002 0828 08d4 011202e400</text:p>
      <text:p text:style-name="P4">&lt;- 0002 0828 0894 0212027a00</text:p>
      <text:p text:style-name="P4">&lt;- 0002 0828 08dd 011202a500</text:p>
      <text:p text:style-name="P4">&lt;- 0002 0828 0846 1201 00</text:p>
      <text:p text:style-name="P4">&lt;- 0002 0828 0857 1204 ffffffff</text:p>
      <text:p text:style-name="P4">&lt;- 0002 0828 0847 1201 00</text:p>
      <text:p text:style-name="P4">&lt;- 0002 0828 08d1 0112027800</text:p>
      <text:p text:style-name="P4">&lt;- 0002 0828 08b0 01120100</text:p>
      <text:p text:style-name="P4">&lt;- 0002 0828 08c0 011202a200</text:p>
      <text:p text:style-name="P4">&lt;- 0002 0828 0882 03120100</text:p>
      <text:p text:style-name="P4">&lt;- 0002 0828 0892 03120100</text:p>
      <text:p text:style-name="P4">&lt;- 0002 0828 08a3 03120100</text:p>
      <text:p text:style-name="P4">&lt;- 0002 0828 08f1 02120100</text:p>
      <text:p text:style-name="P4">&lt;- 0002 0828 08f2 02120100</text:p>
      <text:p text:style-name="P4">&lt;- 0002 0828 08f3 02120100</text:p>
      <text:p text:style-name="P4">&lt;- 0002 0828 08f4 02120100</text:p>
      <text:p text:style-name="P13"/>
      <text:p text:style-name="P13">-&gt; 0004 0821 2076 080112050120011006</text:p>
      <text:p text:style-name="P10">&lt;- 0004 0822 2076 1201 00</text:p>
      <text:p text:style-name="P10"/>
      <text:p text:style-name="P19">-&gt; 0004 0821 2077 08011203861501</text:p>
      <text:p text:style-name="P10">&lt;- 0004 0822 2077 12820101000000ffffffffffffffff020100000080510100ffffffff010000000000000000000000000000000000000000000000000000000000000000000000000000000000000000000000000000000000000000000000000000000000000000000000000000000000000000000000000000000000000000000000000000000000000000</text:p>
      <text:p text:style-name="P10"/>
      <text:p text:style-name="P19">-&gt; 0004 081e 2078</text:p>
      <text:p text:style-name="P4">&lt;- 0004 081f 2078 08dacef8fd01</text:p>
      <text:p text:style-name="P4"><text:soft-page-break/></text:p>
      <text:p text:style-name="P13">-&gt; 0004 0821 2079 080112050120011006</text:p>
      <text:p text:style-name="P10">&lt;- 0004 0822 2079 1201 00</text:p>
      <text:p text:style-name="P10"/>
      <text:p text:style-name="P19">-&gt; 0004 0821 207a 080112050101011008</text:p>
      <text:p text:style-name="P4">&lt;- 0004 0822 207a 1220 436f6d666f416972205134353020422052205246205354205175616c697479 00 <text:span text:style-name="T12">(ASCII ComfoAir Q450 B R RF ST Quality)</text:span></text:p>
      <text:p text:style-name="P4"/>
      <text:p text:style-name="P11">&lt;- 0002 0828 0878 1202 6e00 <text:span text:style-name="T14">(FAN SPEED=110)</text:span></text:p>
      <text:p text:style-name="P11">&lt;- 0002 0828 0878 1202 6d00 <text:span text:style-name="T14">(FAN SPEED=109)</text:span></text:p>
      <text:p text:style-name="P11">&lt;- 0002 0828 0877 1202 6c00 <text:span text:style-name="T14">(FAN SPEED=108)</text:span></text:p>
      <text:p text:style-name="P11">&lt;- 0002 0828 0878 1202 6c00 <text:span text:style-name="T14">(FAN SPEED=108)</text:span></text:p>
      <text:p text:style-name="P11">&lt;- 0002 0828 0877 1202 6d00 <text:span text:style-name="T14">(FAN SPEED=109)</text:span></text:p>
      <text:p text:style-name="P11">&lt;- 0002 0828 0877 1202 6e00 <text:span text:style-name="T14">(FAN SPEED=110)</text:span></text:p>
      <text:p text:style-name="P11">&lt;- 0002 0828 0878 1202 6d00 <text:span text:style-name="T14">(FAN SPEED=109)</text:span></text:p>
      <text:p text:style-name="P4"/>
      <text:p text:style-name="P13">-&gt; 0002 0804 <text:span text:style-name="T13">(LOGOUT)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20:12:01.717934214</meta:creation-date>
    <dc:date>2016-11-17T23:04:05.692062704</dc:date>
    <meta:editing-duration>PT2H21M58S</meta:editing-duration>
    <meta:editing-cycles>27</meta:editing-cycles>
    <meta:generator>LibreOffice/5.1.4.2$Linux_X86_64 LibreOffice_project/10m0$Build-2</meta:generator>
    <meta:document-statistic meta:table-count="0" meta:image-count="0" meta:object-count="0" meta:page-count="5" meta:paragraph-count="172" meta:word-count="933" meta:character-count="6299" meta:non-whitespace-character-count="5538"/>
  </office:meta>
</office:document-meta>
</file>